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imes New Roman1" svg:font-family="'Times New Roman'"/>
    <style:font-face style:name="verdana" svg:font-family="verdana, geneva, lucida, 'lucida grande', arial, helvetica, sans-serif"/>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Rientro_20_normale">
      <style:text-properties fo:background-color="transparent"/>
    </style:style>
    <style:style style:name="P3" style:family="paragraph" style:parent-style-name="Rientro_20_normale">
      <style:paragraph-properties fo:margin-left="0cm" fo:margin-right="0cm" fo:text-indent="0.7cm" style:auto-text-indent="false"/>
    </style:style>
    <style:style style:name="P4" style:family="paragraph" style:parent-style-name="Rientro_20_normale">
      <style:text-properties fo:background-color="transparent"/>
    </style:style>
    <style:style style:name="P5" style:family="paragraph" style:parent-style-name="Rientro_20_normale" style:list-style-name="L1"/>
    <style:style style:name="P6" style:family="paragraph" style:parent-style-name="Rientro_20_normale">
      <style:text-properties fo:language="en" fo:country="GB" style:language-complex="ar" style:country-complex="SA"/>
    </style:style>
    <style:style style:name="P7" style:family="paragraph" style:parent-style-name="MAINHEADING" style:master-page-name="Standard">
      <style:paragraph-properties style:page-number="auto"/>
    </style:style>
    <style:style style:name="T1" style:family="text">
      <style:text-properties style:text-position="super 58%"/>
    </style:style>
    <style:style style:name="T2" style:family="text">
      <style:text-properties style:text-position="0% 100%"/>
    </style:style>
    <style:style style:name="T3" style:family="text">
      <style:text-properties fo:background-color="#ffff00"/>
    </style:style>
    <style:style style:name="T4" style:family="text">
      <style:text-properties fo:background-color="transparent"/>
    </style:style>
    <style:style style:name="T5" style:family="text">
      <style:text-properties fo:language="en" fo:country="GB" style:language-complex="ar" style:country-complex="SA"/>
    </style:style>
    <style:style style:name="T6" style:family="text">
      <style:text-properties style:language-complex="ar" style:country-complex="SA"/>
    </style:style>
    <style:style style:name="Sect1" style:family="section">
      <style:section-properties text:dont-balance-text-columns="true" style:writing-mode="lr-tb" style:editable="false">
        <style:columns fo:column-count="2" fo:column-gap="1.249cm">
          <style:column style:rel-width="32767*" fo:start-indent="0cm" fo:end-indent="0.624cm"/>
          <style:column style:rel-width="32768*" fo:start-indent="0.624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²CTS : A Dynamic and distributed container terminal simulator</text:p>
      <text:p text:style-name="Standard"/>
      <text:p text:style-name="Standard"/>
      <text:p text:style-name="Authors">G. Lesauvage<text:span text:style-name="T1">(a)</text:span>, S. Balev<text:span text:style-name="T1">(b)</text:span>, F. Guinand<text:span text:style-name="T1">(c)</text:span></text:p>
      <text:p text:style-name="Standard"/>
      <text:p text:style-name="Standard"/>
      <text:p text:style-name="Affiliation">Université du Havre, LITIS EA 4108</text:p>
      <text:p text:style-name="Affiliation">BP 540, 76058 Le Havre, France</text:p>
      <text:p text:style-name="Standard"/>
      <text:p text:style-name="P1"><text:span text:style-name="T1">(a)</text:span><text:a xlink:type="simple" xlink:href="mailto:gaetan.lesauvage@litislab.eu"><text:span text:style-name="Internet_20_link">gaetan.lesauvage@litislab.eu</text:span></text:a>, <text:span text:style-name="T1">(b)</text:span><text:a xlink:type="simple" xlink:href="mailto:stefan.balev@litislab.eu"><text:span text:style-name="Internet_20_link"><text:span text:style-name="T2">stefan.balev@litislab.eu</text:span></text:span></text:a><text:span text:style-name="Internet_20_link"><text:span text:style-name="T2">,</text:span></text:span> <text:span text:style-name="T1">(c)</text:span><text:a xlink:type="simple" xlink:href="mailto:frederic.guinand@litislab.eu"><text:span text:style-name="Internet_20_link">frederic.guinand@litislab.eu</text:span></text:a></text:p>
      <text:p text:style-name="Standard"/>
      <text:p text:style-name="Standard"/>
      <text:p text:style-name="Standard"/>
      <text:p text:style-name="Standard"/>
      <text:section text:style-name="Sect1" text:name="Section1">
        <text:p text:style-name="HEADING">ABSTRACT</text:p>
        <text:p text:style-name="Standard">The CALAS project consists in a laser measure system able to localize precisely straddle carriers within a container terminal. The information given by such a tool makes an optimization possible. As members of the LITIS, our participation in this project concerns the conception and the development of a simulation platform able to reproduce both structure and dynamics of a container terminal. The software must be able to simulate dynamic events occurring during a container terminal day of work. Therefore, we proposed D²CTS, a dynamic and distributed container terminal simulator. <text:s/>We will discuss in this paper the modeling process and the possibilities of such a simulator.</text:p>
        <text:p text:style-name="Rientro_20_normale"/>
        <text:h text:style-name="Heading_20_1" text:outline-level="1">CONTEXT</text:h>
        <text:p text:style-name="Rientro_20_normale">With the development of trade activities which have continually increased, the container has become the first mode of packaging for exchanging goods. Container terminal have been created all around the world in order to facilitate the transfer between ships and trucks or trains. The performance of these transfers has to be considered to reduced the waiting cost of the container terminal customers.</text:p>
        <text:p text:style-name="Rientro_20_normale">To compute <text:span text:style-name="T4">optimized</text:span> solutions for problems such as berth allocation, vehicle routing, mission scheduling or <text:span text:style-name="T4">container positioning,</text:span> the location of entities presents within the terminal must be known. So GPS systems were traditionally used to locate the vehicles but this technology is not enough accurate regarding the terminal configuration. In fact, the distance between two lanes can be less than the precision of <text:span text:style-name="T4">GPS. So more accurate technology have been developed such as differential GPS (DGPS) or laser systems which are much more accurate. </text:span></text:p>
        <text:p text:style-name="P2">Therefore, the CALAS project concerns a laser localization system created by Laser Data Technology Terminal (LDTT). This project takes place in Le Havre's harbor in France and regroups multiple partners such as industrial companies (EADS Astrium) and research laboratories (LMAH, LITIS). LDTT's technology is composed by a set of laser data access points spread all over the terminal and laser sensors able to send data such as location, current task, direction, etc. to the optimization system in real time.</text:p>
        <text:p text:style-name="P2">D²CTS is our contribution to this project. It can model a container terminal and all the interactions found in a such complex system. Our purpose was to represent the terminal both in its structure and its dynamic. D²CTS aims at being coupled to the laser data system and to run optimization algorithms dealing with the data sent by the sensors and to send the result to the entities through the communication system.</text:p>
        <text:p text:style-name="P2"/>
        <text:h text:style-name="Heading_20_1" text:outline-level="1">MODEL</text:h>
        <text:p text:style-name="Rientro_20_normale">As usual with complex systems modeling, the level of precision of the model must be considered carefully. Indeed, a useless level of detail will degrade the performance and, on the the other hand, a lack of detail will generate inaccurate data.</text:p>
        <text:p text:style-name="Rientro_20_normale">We chose to use discrete time to be able to control the level of detail in the time dimension.</text:p>
        <text:p text:style-name="Rientro_20_normale"/>
        <text:h text:style-name="Heading_20_2" text:outline-level="2">Container terminal organization</text:h>
        <text:p text:style-name="Rientro_20_normale">A container terminal is generally divided in three parts. First the quay side where ships are loaded or unloaded. On the opposite, the land side concerns both trucks and trains. And finally in between these two areas the stocking area (yard) is used to stock temporary containers within the terminal. Each zone is composed by one or several blocks. Each block is formed by a set of lanes. <text:span text:style-name="T6">And</text:span> each lane is composed by a set of slot.</text:p>
        <text:p text:style-name="Rientro_20_normale">The trucks area has been modeled by lanes of only one slot able to stack only one container high if and only if a truck is parked at this location. The trains areas <text:s/>have also been modeled by lanes of slots of one container high but those lanes can be discontinuous to let other vehicles going through. A container can be stack on a lane of this area only if a train is there too. In the yard area, a slot is generally able to contain a stack of three containers high according to the handling trucks characteristics.</text:p>
        <text:p text:style-name="Rientro_20_normale"/>
        <text:h text:style-name="Heading_20_2" text:outline-level="2">Container terminal vehicles</text:h>
        <text:p text:style-name="Text_20_body">Vehicles found within a container terminal can be divided in two categories. The first one concerns the customers vehicles such as trucks, trains or ships. The second one concerns container handling vehicles. The vertical handling ones regroups all the cranes such as quay cranes (or <text:span text:style-name="T4">gantry</text:span> cranes) or<text:span text:style-name="T4"> stocking cranes. These <text:s/>structures are respectively used to load or unload ships </text:span><text:soft-page-break/><text:span text:style-name="T4">are to stock a container in the yard. On the other hand, the horizontal handling category regroups vehicles able to move a container from a place to another one into the container terminal. Some of them are passives, that is to say that they can not load or unload a container by their own means, they generally need a crane. Among these vehicles, the automated guided vehicles (AGV) are able to drive within the terminal thanks to an electric wire network On the contrary, the actives handling trucks are able to lift a container by themselves. These vehicles are straddle carriers, forklift trucks or reach stacker. Forklift trucks are generally used to handle empty containers whereas reach stacker which are able to take a container by the side, are used to load containers on a train. Straddle carriers can lift a container from above and are very useful to move containers in the yard by driving over the lanes. They are also used to load or unload trucks or trains. Some of them are able to dynamically </text:span><text:span text:style-name="T4">adapt the spreader size to any container dimensions while some of them require to be set up in the depot.</text:span></text:p>
        <text:h text:style-name="Heading_20_2" text:outline-level="2">Container terminal communication network</text:h>
        <text:p text:style-name="Rientro_20_normale">The blocks of the terminal are linked by a network of roads and crossroads. We can model it by a directed graph in which the nodes are the crossroads and the edges are both the roads and the lanes.</text:p>
        <text:p text:style-name="Rientro_20_normale">Thus, as the result of two straddle carriers to cross within a lane, a lane has been modeled by a First-In-First-Out edge. Moreover, the capacity of a lane is usually limited to one vehicle at a time. So other vehicles will have to wait for the lane to be <text:span text:style-name="T4">freed</text:span> before using it. This characteristic has a consequent impact on the routing performance and has to be considered by the routing algorithms.</text:p>
        <text:p text:style-name="Rientro_20_normale"/>
        <text:h text:style-name="Heading_20_2" text:outline-level="2">Terminal of Normandy</text:h>
        <text:p text:style-name="Rientro_20_normale">The LDTT's laser system has been first implanted within the Terminal of Normandy in Le Havre. This is the reason why we have first modeled this terminal.</text:p>
        <text:p text:style-name="Rientro_20_normale">It is delimited at north by the quay of Asia (north west) and the quay of Osaka (north east), and at south by the trucks and trains areas. This terminal is made up of 1170 crossroads, 170 roads, 531 lanes and 3499 containers slots. The yard contains 12 stocking areas and there are <text:span text:style-name="T4">3 trains lanes and 3 trucks areas. This terminal has been created in 1990 in order to contain the flow of containers exchanges which has grown at a sustained rate. It is able to deal with the biggest container ships.</text:span></text:p>
        <text:p text:style-name="Rientro_20_normale">It uses five quay cranes and a fleet of about twenty straddle carriers. Indeed, there is no stocking cranes in this terminal. So the traffic regulation within the terminal is essential to ensure a sufficient quality of service for the customers. <text:tab/>Moreover, if a straddle carrier comes too early at a truck or train location, it will have to wait for the truck or the train to pickup or deliver the container. The vehicles depot is located at the center of the terminal to reduce the traveling costs to the containers locations. In this container terminal, the straddle carriers do not have to pass by the depot after every mission, but in order to avoid traffic jam, if a straddle carrier has no mission to accomplish, then it will go back to the depot.</text:p>
        <text:p text:style-name="Rientro_20_normale"/>
        <text:h text:style-name="Heading_20_2" text:outline-level="2">Dynamics modeling</text:h>
        <text:p text:style-name="Text_20_body">Time modeling is essential in D²CTS because we aim at studying the dynamics impact on the system behavior. We chose to use discrete time in order to be able to model events related to the dynamics. Therefore, discrete time allows to set up the time step depending on the desired level of precision and of performance.</text:p>
        <text:p text:style-name="Text_20_body">As a matter of fact, a container terminal is a complex system made up of a large number of entities interacting with each others and changing the state of the terminal at every moment. This system is also open, and external flows come in and out, making it to change. These flows concern trucks, trains and ship arrival/departure. Moreover dynamic events can occur within the container terminal such as handling vehicles or cranes failure, mission arrival into the system, mission canceling, container lost, and every events generated by the human behavior such as the failure to adhere to the mission schedule or the routing paths. The events are modeled by a start time stamp, a system knowledge time stamp and a description. When the simulation time reach the time of a start time stamp, the event is triggered.</text:p>
        <text:h text:style-name="Heading_20_1" text:outline-level="1">The program</text:h>
        <text:p text:style-name="Text_20_body"/>
        <text:h text:style-name="Heading_20_2" text:outline-level="2">What does D²CTS do ?</text:h>
        <text:p text:style-name="Rientro_20_normale">D²CTS is able to model a container terminal and its dynamics. So it is able to perform some tests about :</text:p>
        <text:list xml:id="list1511078288" text:style-name="L1">
          <text:list-item>
            <text:p text:style-name="P5">the terminal architecture</text:p>
          </text:list-item>
          <text:list-item>
            <text:p text:style-name="P5">the terminal communication architecture</text:p>
          </text:list-item>
          <text:list-item>
            <text:p text:style-name="P5">the vehicles routing</text:p>
          </text:list-item>
          <text:list-item>
            <text:p text:style-name="P5">the vehicles fleet size</text:p>
          </text:list-item>
          <text:list-item>
            <text:p text:style-name="P5">the mission scheduling</text:p>
          </text:list-item>
          <text:list-item>
            <text:p text:style-name="P5">the containers location</text:p>
          </text:list-item>
          <text:list-item>
            <text:p text:style-name="P5">the containers traffic absorption capacity</text:p>
          </text:list-item>
        </text:list>
        <text:p text:style-name="P3">Indeed, the program allows to change the configuration of the terminal itself. We can for instance decide to add a depot or to remove a stocking area and measure the consequences on the terminal evolution. It is also possible to add roads in the network or to remove some of them to test the impact of such modifications on the traffic within the terminal. Moreover, several routing algorithms can be used. The Floyd-Warshall's and Dijkstra's algorithms have already been implemented. Furthermore, we developed a routing algorithm based on the Dijkstra algorithm, taking waiting time and FIFO arcs into account. D²CTS can also be useful to perform some tests on the size of the straddle carriers fleet. Indeed, a straddle carrier is very expensive and a such outlay has to be considered carefully. D²CTS can run two simulations. A first one without adding the new straddle carrier, and a second one with the new vehicle. Then, the both results can be <text:soft-page-break/>compared to help the decision makers to reduce the risk factor related to such an investment. Several mission scheduling policies or containers location strategies can also be tested thanks to the simulator.</text:p>
        <text:p text:style-name="P3"/>
        <text:h text:style-name="Heading_20_2" text:outline-level="2">Technology and generic programing</text:h>
        <text:p text:style-name="P6">D²CTS is written in Java which ensures a large flexibility in coding and executing the program. The distribution process uses the Java RMI technology and all the data are described by XML files. It concerns the terminal structure and road network, the vehicles characteristics, the containers location, the dynamic events and the program distribution. The graphical user interface uses the GraphStream API which is an open-source library developed within the LITIS and able to model and draw dynamic graphs. On the other hand, EADS Astrium, our partner within the CALAS project has developed a 3D graphical user interface able to simulate the driving of the straddle carriers. It uses data sent by D²CTS through a database to reproduce the container terminal structure and components. The actions realized within their program are also reproduced within D²CTS thanks to the database interconnection.</text:p>
        <text:p text:style-name="Rientro_20_normale"><text:span text:style-name="T5">The program architecture is based on a modular paradigm. It means that the simulator contains a kernel <text:s text:c="2"/>connected or not to other parts. This approach has the benefits to ensure a high flexibility for developing new modules and for adapting the simulator to the users expectations. Thus, it is possible to run D²CTS without graphical user interface or for instance, to perform some tests with different routing algorithms. The available modules are: the kernel, the time controller, the 2D graphical user interface, the laser localization system, the vehicles routing algorithms, the missions scheduling algorithms, and the automated vehicles component. These modules can be executed on different and heterogeneous computers. The distribution process uses Java RMI technology which implies a serialization of the remote objects. The data sent through the network can be weighty, therefore the distribution configuration must be handled carefully. A bad configuration implies high communication times and the performance will drop.</text:span></text:p>
        <text:p text:style-name="Rientro_20_normale"><text:span text:style-name="T5"/></text:p>
        <text:h text:style-name="Heading_20_2" text:outline-level="2"><text:span text:style-name="T5">Configuration</text:span></text:h>
        <text:p text:style-name="Rientro_20_normale"><text:span text:style-name="T5">D²CTS uses XML files to describe its configuration. The files concern the network and the distribution configuration, the terminal description (stock and exchange areas, road network, vehicles depot, containers location...), the laser localization system description (laser heads location and range), and the vehicles description, location, and behaviour. Those files are then parsed by the simulator which creates corresponding object according to the description.</text:span></text:p>
        <text:p text:style-name="Rientro_20_normale"><text:span text:style-name="T5"/></text:p>
        <text:h text:style-name="Heading_20_2" text:outline-level="2"><text:span text:style-name="T5">Vehicles handling</text:span></text:h>
        <text:p text:style-name="Rientro_20_normale"><text:span text:style-name="T5">In the simulator, a straddle carrier can be either autonomous or man-driven. In the first case, the straddle carrier behaviour is handled by the software which checks objectives at each step of time. If the objective is not reached the direction is computed and the straddle carrier make a move towards it. Else, a new objective is computed. In the second case, the straddle carrier is driven by a user through the EADS Astrium 3D interface. So, the simulator supplies a mission workload, the routing paths to these locations, and just check the new location of the straddle carrier trying to <text:s/>detect if the vehicle is following its given path. If an error is detected the path has to be recomputed. Moreover, if an event occurs concerning the road network or mission scheduling, new routing solutions are computed and sent to the concerned vehicles. A straddle carrier can also generate some events such as failures or the impossibility to pick-up or to deliver a container at a given location. These events occurs when the state of the terminal in the data structure does not fit with the reality. If a straddle carrier driver chose a mission and decide to change but without advising the system, the system becomes corrupted and the errors can be detected much later. D²CTS aim at detecting incoherences between a supposed behaviour of a straddle carrier and its real actions. If such incoherences are detected, the system tries to repair them if it is possible, otherwise a communication between the straddle carrier driver and the control operator is required to take decisions and acting of either the straddle carrier activity or the system knowledge of the terminal state.</text:span></text:p>
        <text:p text:style-name="Rientro_20_normale"/>
        <text:h text:style-name="Heading_20_2" text:outline-level="2">Data test generation</text:h>
        <text:p text:style-name="Rientro_20_normale">An other module have been developed within D²CTS in order to generate realistic data. It concerns the starting state of a terminal and events generation. </text:p>
        <text:p text:style-name="Rientro_20_normale">The containers generator is used to create containers locate them within a given terminal. The algorithm makes sure that the container can physically be placed at the computed location. The corresponding XML file is then generated.</text:p>
        <text:p text:style-name="Rientro_20_normale">The mission generator role is to provide missions events within a given period of time and according to an initial state of a terminal. It generates ships, trucks and trains arrival and departure. The algorithm make sure that the vehicles location will be free at the arrival time. Next, it computes which containers have to be loaded or unloaded. Finally, the time windows for both pickup and delivery operations are calculated by taking into account the travel time between those locations. A time margin is next added to let a relative tolerance to fit with reality constraints. The events are finally written in a XML file which can be added for further sim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imes New Roman1" svg:font-family="'Times New Roman'"/>
    <style:font-face style:name="verdana" svg:font-family="verdana, geneva, lucida, 'lucida grande', arial, helvetica, sans-serif"/>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Rientro_20_normale" style:class="text">
      <style:paragraph-properties fo:text-align="justify" style:justify-single-word="false" fo:orphans="2" fo:widows="2" style:writing-mode="lr-tb">
        <style:tab-stops>
          <style:tab-stop style:position="0.635cm"/>
          <style:tab-stop style:position="1.27cm"/>
          <style:tab-stop style:position="1.905cm"/>
        </style:tab-stops>
      </style:paragraph-properties>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keep-with-next="always"/>
      <style:text-properties fo:text-transform="uppercase" fo:font-weight="bold" style:letter-kerning="true"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63cm" fo:margin-right="0cm" fo:text-align="start" style:justify-single-word="false" fo:text-indent="-0.63cm" style:auto-text-indent="false" fo:keep-with-next="always">
        <style:tab-stops/>
      </style:paragraph-properties>
      <style:text-properties fo:font-weight="bold"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1cm" fo:margin-right="0cm" fo:text-indent="-1cm" style:auto-text-indent="false" fo:keep-with-next="always">
        <style:tab-stops/>
      </style:paragraph-properties>
      <style:text-properties fo:font-weight="bold" style:font-weight-asian="bold" style:font-name-complex="Arial" style:font-size-complex="13pt" style:font-weight-complex="bold"/>
    </style:style>
    <style:style style:name="Rientro_20_normale" style:display-name="Rientro normale" style:family="paragraph" style:parent-style-name="Standard">
      <style:paragraph-properties fo:margin-left="0cm" fo:margin-right="0cm" fo:text-indent="0.7cm" style:auto-text-indent="false"/>
    </style:style>
    <style:style style:name="List_20_1_20__28_user_29_" style:display-name="List 1 (user)" style:family="paragraph" style:parent-style-name="Standard" style:list-style-name="WW8Num2"/>
    <style:style style:name="HEADING" style:family="paragraph" style:next-style-name="Standard">
      <style:paragraph-properties fo:orphans="2" fo:widows="2"/>
      <style:text-properties fo:text-transform="uppercase" style:use-window-font-color="true" style:font-name="Times New Roman" fo:font-size="10pt" fo:language="en" fo:country="US" fo:font-weight="bold" style:font-name-asian="Times New Roman" style:font-size-asian="10pt" style:font-weight-asian="bold" style:font-name-complex="Times New Roman" style:font-size-complex="10pt" style:language-complex="ar" style:country-complex="SA"/>
    </style:style>
    <style:style style:name="Keywords" style:family="paragraph" style:parent-style-name="Standard">
      <style:paragraph-properties fo:text-align="start" style:justify-single-word="false"/>
    </style:style>
    <style:style style:name="List_20_2_20__28_user_29_" style:display-name="List 2 (user)" style:family="paragraph" style:parent-style-name="Standard" style:list-style-name="WW8Num7"/>
    <style:style style:name="Equation" style:family="paragraph" style:parent-style-name="Standard">
      <style:paragraph-properties>
        <style:tab-stops>
          <style:tab-stop style:position="4.198cm" style:type="center"/>
          <style:tab-stop style:position="8.396cm" style:type="right"/>
        </style:tab-stops>
      </style:paragraph-properties>
    </style:style>
    <style:style style:name="Table_20_Label" style:display-name="Table Label" style:family="paragraph" style:parent-style-name="Standard">
      <style:paragraph-properties fo:text-align="center" style:justify-single-word="false"/>
    </style:style>
    <style:style style:name="Table_20_Label_20_Multi" style:display-name="Table Label Multi" style:family="paragraph" style:parent-style-name="Table_20_Label">
      <style:paragraph-properties fo:text-align="justify" style:justify-single-word="false"/>
    </style:style>
    <style:style style:name="Figure_20_Label" style:display-name="Figure Label" style:family="paragraph" style:parent-style-name="Standard" style:next-style-name="Rientro_20_normale">
      <style:paragraph-properties fo:text-align="center" style:justify-single-word="false"/>
    </style:style>
    <style:style style:name="Figure_20_Label_20_Multi" style:display-name="Figure Label Multi" style:family="paragraph" style:parent-style-name="Figure_20_Label" style:next-style-name="Rientro_20_normale">
      <style:paragraph-properties fo:text-align="justify" style:justify-single-word="false"/>
    </style:style>
    <style:style style:name="Reference" style:family="paragraph" style:parent-style-name="Standard">
      <style:paragraph-properties fo:margin-left="0.75cm" fo:margin-right="0cm" fo:text-indent="-0.75cm" style:auto-text-indent="false"/>
    </style:style>
    <style:style style:name="Biography" style:family="paragraph" style:parent-style-name="Standard">
      <style:paragraph-properties fo:margin-top="0cm" fo:margin-bottom="0.423cm"/>
    </style:style>
    <style:style style:name="Authors" style:family="paragraph" style:parent-style-name="Standard">
      <style:paragraph-properties fo:text-align="center" style:justify-single-word="false"/>
      <style:text-properties fo:font-weight="bold" style:font-weight-asian="bold"/>
    </style:style>
    <style:style style:name="MAINHEADING" style:family="paragraph" style:parent-style-name="Standard">
      <style:paragraph-properties fo:text-align="center" style:justify-single-word="false" fo:hyphenation-ladder-count="no-limit"/>
      <style:text-properties fo:text-transform="uppercase" fo:font-size="12pt" fo:font-weight="bold" style:font-size-asian="12pt" style:font-weight-asian="bold" style:font-weight-complex="bold" fo:hyphenate="false" fo:hyphenation-remain-char-count="2" fo:hyphenation-push-char-count="2"/>
    </style:style>
    <style:style style:name="Affiliation" style:family="paragraph" style:parent-style-name="Standard">
      <style:paragraph-properties fo:text-align="center" style:justify-single-word="false"/>
    </style:style>
    <style:style style:name="AuthorsBiography" style:family="paragraph" style:parent-style-name="Biography">
      <style:text-properties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7z0" style:family="text">
      <style:text-properties fo:color="#000000" style:font-name="Symbol" style:font-name-complex="Symbol"/>
    </style:style>
    <style:style style:name="WW8Num7z1" style:family="text">
      <style:text-properties style:font-name="Symbol" style:font-name-complex="Symbol"/>
    </style:style>
    <style:style style:name="WW8Num7z2" style:family="text">
      <style:text-properties fo:color="#000000" style:font-name="Times New Roman" style:font-name-complex="Times New Roman"/>
    </style:style>
    <style:style style:name="WW8Num7z5" style:family="text">
      <style:text-properties style:font-name="Wingdings" style:font-name-complex="Wingdings"/>
    </style:style>
    <style:style style:name="Car._20_predefinito_20_paragrafo" style:display-name="Car. predefinito paragrafo" style:family="text"/>
    <style:style style:name="Rientro_20_normale_20_Carattere" style:display-name="Rientro normale Carattere" style:family="text" style:parent-style-name="Car._20_predefinito_20_paragrafo">
      <style:text-properties fo:language="en" fo:country="US" style:language-complex="ar" style:country-complex="SA"/>
    </style:style>
    <style:style style:name="Biography_20_Char" style:display-name="Biography Char" style:family="text" style:parent-style-name="Car._20_predefinito_20_paragrafo">
      <style:text-properties fo:language="en" fo:country="US" style:language-complex="ar" style:country-complex="SA"/>
    </style:style>
    <style:style style:name="Table_20_Label_20_Carattere" style:display-name="Table Label Carattere" style:family="text" style:parent-style-name="Car._20_predefinito_20_paragrafo">
      <style:text-properties fo:language="en" fo:country="US" style:language-complex="ar" style:country-complex="SA"/>
    </style:style>
    <style:style style:name="Table_20_Label_20_Multi_20_Carattere" style:display-name="Table Label Multi Carattere" style:family="text" style:parent-style-name="Table_20_Label_20_Caratter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2.1"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text:start-value="0">
        <style:list-level-properties text:list-level-position-and-space-mode="label-alignment">
          <style:list-level-label-alignment text:label-followed-by="listtab" text:list-tab-stop-position="0.635cm"/>
        </style:list-level-properties>
      </text:list-level-style-number>
      <text:list-level-style-number text:level="3" style:num-format="" text:start-value="0">
        <style:list-level-properties text:list-level-position-and-space-mode="label-alignment">
          <style:list-level-label-alignment text:label-followed-by="listtab" text:list-tab-stop-position="0.635cm"/>
        </style:list-level-properties>
      </text:list-level-style-number>
      <text:list-level-style-number text:level="4" style:num-format="" text:start-value="0">
        <style:list-level-properties text:list-level-position-and-space-mode="label-alignment">
          <style:list-level-label-alignment text:label-followed-by="listtab" text:list-tab-stop-position="0.635cm"/>
        </style:list-level-properties>
      </text:list-level-style-number>
      <text:list-level-style-number text:level="5" style:num-format="" text:start-value="0">
        <style:list-level-properties text:list-level-position-and-space-mode="label-alignment">
          <style:list-level-label-alignment text:label-followed-by="listtab" text:list-tab-stop-position="0.635cm"/>
        </style:list-level-properties>
      </text:list-level-style-number>
      <text:list-level-style-number text:level="6" style:num-format="" text:start-value="0">
        <style:list-level-properties text:list-level-position-and-space-mode="label-alignment">
          <style:list-level-label-alignment text:label-followed-by="listtab" text:list-tab-stop-position="0.635cm"/>
        </style:list-level-properties>
      </text:list-level-style-number>
      <text:list-level-style-number text:level="7" style:num-format="" text:start-value="0">
        <style:list-level-properties text:list-level-position-and-space-mode="label-alignment">
          <style:list-level-label-alignment text:label-followed-by="listtab" text:list-tab-stop-position="0.635cm"/>
        </style:list-level-properties>
      </text:list-level-style-number>
      <text:list-level-style-number text:level="8" style:num-format="" text:start-value="0">
        <style:list-level-properties text:list-level-position-and-space-mode="label-alignment">
          <style:list-level-label-alignment text:label-followed-by="listtab" text:list-tab-stop-position="0.635cm"/>
        </style:list-level-properties>
      </text:list-level-style-number>
      <text:list-level-style-number text:level="9" style:num-format="" text:start-value="0">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4" text:style-name="WW8Num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7z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1.9cm" fo:margin-right="1.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BSTRACT</dc:title>
    <meta:initial-creator>Antonio</meta:initial-creator>
    <meta:creation-date>2008-03-10T19:55:00</meta:creation-date>
    <dc:date>2011-05-17T16:49:04</dc:date>
    <meta:editing-cycles>105</meta:editing-cycles>
    <meta:editing-duration>PT13H46M26S</meta:editing-duration>
    <meta:generator>LibreOffice/3.3$Unix LibreOffice_project/330m19$Build-202</meta:generator>
    <meta:document-statistic meta:table-count="0" meta:image-count="0" meta:object-count="0" meta:page-count="3" meta:paragraph-count="52" meta:word-count="2621" meta:character-count="15643"/>
    <meta:user-defined meta:name="Info 1"/>
    <meta:user-defined meta:name="Info 2"/>
    <meta:user-defined meta:name="Info 3"/>
    <meta:user-defined meta:name="Info 4"/>
  </office:meta>
</office:document-meta>
</file>